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-width="0.45cm" draw:fill-color="#ffffff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6.27cm"/>
    </style:style>
    <style:style style:name="gr3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star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10.583cm" svg:height="8.351cm" svg:x="0.92cm" svg:y="0.978cm">
          <text:p text:style-name="P2"/>
        </draw:rect>
        <draw:frame draw:style-name="gr2" draw:text-style-name="P2" draw:layer="layout" svg:width="10.468cm" svg:height="8.083cm" svg:x="1.035cm" svg:y="1.323cm">
          <draw:text-box>
            <text:p text:style-name="P2"/>
            <text:p text:style-name="P2">Icon class</text:p>
            <text:p text:style-name="P2"/>
            <text:p text:style-name="P2">Windows system icon instance</text:p>
            <text:p text:style-name="P2"><text:s/>(position='20,20')</text:p>
            <text:p text:style-name="P2"/>
            <text:p text:style-name="P2">shredder icon instance</text:p>
            <text:p text:style-name="P2"><text:s/>(position='20,30')</text:p>
            <text:p text:style-name="P2"/>
            <text:p text:style-name="P2">information icon instance</text:p>
            <text:p text:style-name="P2"><text:s/>(position='20,40')</text:p>
          </draw:text-box>
        </draw:frame>
        <draw:line draw:style-name="gr3" draw:text-style-name="P3" draw:layer="layout" svg:x1="2.013cm" svg:y1="2.153cm" svg:x2="2.013cm" svg:y2="1.028cm">
          <text:p text:style-name="P2"/>
        </draw:line>
        <draw:line draw:style-name="gr3" draw:text-style-name="P3" draw:layer="layout" svg:x1="2.033cm" svg:y1="1.028cm" svg:x2="11.466cm" svg:y2="1.028cm">
          <text:p text:style-name="P2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10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73</meta:generator>
    <meta:creation-date>2009-02-04T22:57:15</meta:creation-date>
    <dc:date>2009-02-05T05:20:54</dc:date>
    <dc:language>en-US</dc:language>
    <meta:editing-cycles>4</meta:editing-cycles>
    <meta:editing-duration>PT10M21S</meta:editing-duration>
    <meta:user-defined meta:name="Info 1"/>
    <meta:user-defined meta:name="Info 2"/>
    <meta:user-defined meta:name="Info 3"/>
    <meta:user-defined meta:name="Info 4"/>
    <meta:document-statistic meta:object-count="4"/>
  </office:meta>
</office:document-meta>
</file>